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Sonke<text:s/>hat zwischen einem Vorlesung und dem nächsten Praktikum 2 Freistunden. Er entscheided sich Kaffee in der Cafe am Campus zu trinken. Er möchte nicht alleine Kaffee trinken, deswegen nutzt er der App „Lunchmates“ und erstellt eine Einladung zur gemeinsamen Kaffee trinken in der Caffee am Campus. Er hat kein Problem mit dem Teilen des eigenen Standortes und 10 Minutem vor der Kaffee sieht er Standort aller Nutzer, die seine Einladung angenommen haben, auf der Karte und kann sicher sein, dass sie auch ankomm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kolaj Wawrzyniak</meta:initial-creator>
    <dc:creator>Mikolaj Wawrzyniak</dc:creator>
    <meta:creation-date>2017-05-02T18:08:00Z</meta:creation-date>
    <dc:date>2017-05-02T18:17:00Z</dc:date>
    <meta:template xlink:href="Normal.dotm" xlink:type="simple"/>
    <meta:editing-cycles>2</meta:editing-cycles>
    <meta:editing-duration>PT0S</meta:editing-duration>
    <meta:document-statistic meta:page-count="1" meta:paragraph-count="1" meta:word-count="71" meta:character-count="518" meta:row-count="3" meta:non-whitespace-character-count="448"/>
  </office:meta>
</office:document-meta>
</file>